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Projet de Mathématiques pour une Candidature en L3 Informatique</text:span></text:h>
      <text:h text:style-name="Heading_20_2" text:outline-level="2"><text:span text:style-name="Strong_20_Emphasis">1. Introduction</text:span></text:h>
      <text:list text:style-name="L1">
        <text:list-item>
          <text:p text:style-name="P2">Présentation du projet et de son objectif.</text:p>
        </text:list-item>
        <text:list-item>
          <text:p text:style-name="P2">Lien avec la Licence 3 Informatique (Pourquoi ce projet est pertinent pour la formation ?).</text:p>
        </text:list-item>
        <text:list-item>
          <text:p text:style-name="P2">Justification du choix du sujet (intérêt personnel, applications en informatique, etc.).</text:p>
        </text:list-item>
      </text:list>
      <text:h text:style-name="Heading_20_2" text:outline-level="2"><text:span text:style-name="Strong_20_Emphasis">2. Contexte et Problématique</text:span></text:h>
      <text:list text:style-name="L2">
        <text:list-item>
          <text:p text:style-name="P3">Explication du sujet en termes mathématiques et informatiques.</text:p>
        </text:list-item>
        <text:list-item>
          <text:p text:style-name="P3">Présentation de la problématique principale.</text:p>
        </text:list-item>
        <text:list-item>
          <text:p text:style-name="P3">Applications concrètes en informatique (algorithmes, intelligence artificielle, cryptographie, optimisation, etc.).</text:p>
        </text:list-item>
      </text:list>
      <text:h text:style-name="Heading_20_2" text:outline-level="2"><text:span text:style-name="Strong_20_Emphasis">3. Fondements Mathématiques</text:span></text:h>
      <text:list text:style-name="L3">
        <text:list-item>
          <text:p text:style-name="P4">Théorèmes et propriétés mathématiques utilisés.</text:p>
        </text:list-item>
        <text:list-item>
          <text:p text:style-name="P4">Notions abordées (exemples : analyse, algèbre, probabilités, logique mathématique, graphes, etc.).</text:p>
        </text:list-item>
        <text:list-item>
          <text:p text:style-name="P4">Explications détaillées des concepts nécessaires.</text:p>
        </text:list-item>
      </text:list>
      <text:h text:style-name="Heading_20_2" text:outline-level="2"><text:span text:style-name="Strong_20_Emphasis">4. Modélisation et Approche Mathématique</text:span></text:h>
      <text:list text:style-name="L4">
        <text:list-item>
          <text:p text:style-name="P5">Définition du problème sous forme mathématique.</text:p>
        </text:list-item>
        <text:list-item>
          <text:p text:style-name="P5">Hypothèses de travail et méthodes employées.</text:p>
        </text:list-item>
        <text:list-item>
          <text:p text:style-name="P5">Étapes de résolution du problème.</text:p>
        </text:list-item>
      </text:list>
      <text:h text:style-name="Heading_20_2" text:outline-level="2"><text:span text:style-name="Strong_20_Emphasis">5. Implémentation Informatique</text:span></text:h>
      <text:list text:style-name="L5">
        <text:list-item>
          <text:p text:style-name="P6">Traduction du modèle mathématique en algorithme.</text:p>
        </text:list-item>
        <text:list-item>
          <text:p text:style-name="P6">Langage de programmation utilisé (Python, C++, etc.).</text:p>
        </text:list-item>
        <text:list-item>
          <text:p text:style-name="P6">Explication du code et des choix d’implémentation.</text:p>
        </text:list-item>
        <text:list-item>
          <text:p text:style-name="P6">Analyse de la complexité algorithmique.</text:p>
        </text:list-item>
      </text:list>
      <text:h text:style-name="Heading_20_2" text:outline-level="2"><text:span text:style-name="Strong_20_Emphasis">6. Résultats et Interprétation</text:span></text:h>
      <text:list text:style-name="L6">
        <text:list-item>
          <text:p text:style-name="P7">Présentation des résultats obtenus.</text:p>
        </text:list-item>
        <text:list-item>
          <text:p text:style-name="P7">Comparaison avec des résultats théoriques ou des solutions existantes.</text:p>
        </text:list-item>
        <text:list-item>
          <text:p text:style-name="P7"><text:soft-page-break/>Analyse des performances et des limites de la solution proposée.</text:p>
        </text:list-item>
      </text:list>
      <text:h text:style-name="Heading_20_2" text:outline-level="2"><text:span text:style-name="Strong_20_Emphasis">7. Applications et Perspectives</text:span></text:h>
      <text:list text:style-name="L7">
        <text:list-item>
          <text:p text:style-name="P8">Applications possibles en informatique.</text:p>
        </text:list-item>
        <text:list-item>
          <text:p text:style-name="P8">Améliorations envisageables.</text:p>
        </text:list-item>
        <text:list-item>
          <text:p text:style-name="P8">Perspectives pour des recherches futures.</text:p>
        </text:list-item>
      </text:list>
      <text:h text:style-name="Heading_20_2" text:outline-level="2"><text:span text:style-name="Strong_20_Emphasis">8. Conclusion</text:span></text:h>
      <text:list text:style-name="L8">
        <text:list-item>
          <text:p text:style-name="P9">Synthèse des résultats obtenus.</text:p>
        </text:list-item>
        <text:list-item>
          <text:p text:style-name="P9">Réflexion sur l'apport de ce projet dans le cadre de la Licence 3 Informatique.</text:p>
        </text:list-item>
        <text:list-item>
          <text:p text:style-name="P9">Perspectives d’approfondissement.</text:p>
        </text:list-item>
      </text:list>
      <text:h text:style-name="Heading_20_2" text:outline-level="2"><text:span text:style-name="Strong_20_Emphasis">9. Annexes</text:span></text:h>
      <text:list text:style-name="L9">
        <text:list-item>
          <text:p text:style-name="P10">Démonstrations détaillées si nécessaire.</text:p>
        </text:list-item>
        <text:list-item>
          <text:p text:style-name="P10">Documentation et références bibliographiques.</text:p>
        </text:list-item>
        <text:list-item>
          <text:p text:style-name="P10">Code source complet si applicable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6T08:51:44.255612621</dc:date>
    <meta:editing-duration>PT2M24S</meta:editing-duration>
    <meta:editing-cycles>1</meta:editing-cycles>
    <meta:document-statistic meta:table-count="0" meta:image-count="0" meta:object-count="0" meta:page-count="2" meta:paragraph-count="38" meta:word-count="252" meta:character-count="1804" meta:non-whitespace-character-count="1618"/>
    <meta:generator>LibreOffice/24.2.7.2$Linux_X86_64 LibreOffice_project/420$Build-2</meta:generator>
  </office:meta>
</office:document-meta>
</file>